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A00000210747AC678758E747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Πίνακας1" style:family="table">
      <style:table-properties style:width="170mm" table:align="margins"/>
    </style:style>
    <style:style style:name="Πίνακας1.A" style:family="table-column">
      <style:table-column-properties style:column-width="85mm" style:rel-column-width="32767*"/>
    </style:style>
    <style:style style:name="Πίνακας1.B" style:family="table-column">
      <style:table-column-properties style:column-width="85mm" style:rel-column-width="32768*"/>
    </style:style>
    <style:style style:name="Πίνακας1.A1" style:family="table-cell">
      <style:table-cell-properties fo:padding="0.97mm" fo:border="none"/>
    </style:style>
    <style:style style:name="Πίνακας1.B2" style:family="table-cell">
      <style:table-cell-properties style:vertical-align="middle" fo:padding="0.97mm" fo:border="none"/>
    </style:style>
    <style:style style:name="Πίνακας2" style:family="table">
      <style:table-properties style:width="170mm" table:align="margins"/>
    </style:style>
    <style:style style:name="Πίνακας2.A" style:family="table-column">
      <style:table-column-properties style:column-width="85mm" style:rel-column-width="32767*"/>
    </style:style>
    <style:style style:name="Πίνακας2.B" style:family="table-column">
      <style:table-column-properties style:column-width="85mm" style:rel-column-width="32768*"/>
    </style:style>
    <style:style style:name="Πίνακας2.A1" style:family="table-cell">
      <style:table-cell-properties fo:padding="0.97mm" fo:border="none"/>
    </style:style>
    <style:style style:name="Πίνακας2.B2" style:family="table-cell">
      <style:table-cell-properties style:vertical-align="bottom" fo:padding="0.97mm" fo:border="none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0ba387" officeooo:paragraph-rsid="000ba387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ba387" officeooo:paragraph-rsid="000ba387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2pt" officeooo:rsid="000ba387" officeooo:paragraph-rsid="000ba387" style:font-size-asian="12pt" style:font-size-complex="12pt"/>
    </style:style>
    <style:style style:name="P5" style:family="paragraph" style:parent-style-name="Standard">
      <style:text-properties fo:font-size="12pt" officeooo:rsid="000ba387" officeooo:paragraph-rsid="000f7376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officeooo:paragraph-rsid="003c3fdc"/>
    </style:style>
    <style:style style:name="P9" style:family="paragraph" style:parent-style-name="Table_20_Contents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10" style:family="paragraph" style:parent-style-name="Table_20_Contents">
      <style:paragraph-properties fo:text-align="center" style:justify-single-word="false" style:shadow="none" style:writing-mode="page"/>
      <style:text-properties officeooo:rsid="000c1d68" officeooo:paragraph-rsid="000c1d68"/>
    </style:style>
    <style:style style:name="P11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0ba387" style:font-size-asian="12pt" style:font-size-complex="12pt"/>
    </style:style>
    <style:style style:name="P12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0c1d68" style:font-size-asian="12pt" style:font-size-complex="12pt"/>
    </style:style>
    <style:style style:name="P13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17d03c" style:font-size-asian="12pt" style:font-size-complex="12pt"/>
    </style:style>
    <style:style style:name="P14" style:family="paragraph" style:parent-style-name="Table_20_Contents">
      <style:paragraph-properties style:shadow="none" style:writing-mode="page"/>
      <style:text-properties fo:font-size="12pt" officeooo:rsid="000ba387" officeooo:paragraph-rsid="000ba387" style:font-size-asian="12pt" style:font-size-complex="12pt"/>
    </style:style>
    <style:style style:name="P15" style:family="paragraph" style:parent-style-name="Table_20_Contents">
      <style:paragraph-properties fo:text-align="end" style:justify-single-word="false" style:shadow="none" style:writing-mode="page"/>
      <style:text-properties fo:font-size="12pt" officeooo:rsid="000ba387" officeooo:paragraph-rsid="000ba387" style:font-size-asian="12pt" style:font-size-complex="12pt"/>
    </style:style>
    <style:style style:name="P16" style:family="paragraph" style:parent-style-name="Table_20_Contents">
      <style:paragraph-properties fo:text-align="end" style:justify-single-word="false" style:shadow="none" style:writing-mode="page"/>
      <style:text-properties fo:font-size="12pt" officeooo:rsid="000ba387" officeooo:paragraph-rsid="002622b3" style:font-size-asian="12pt" style:font-size-complex="12pt"/>
    </style:style>
    <style:style style:name="P17" style:family="paragraph" style:parent-style-name="Table_20_Contents">
      <style:paragraph-properties fo:text-align="end" style:justify-single-word="false" style:shadow="none" style:writing-mode="page"/>
      <style:text-properties fo:font-size="12pt" officeooo:rsid="000ba387" officeooo:paragraph-rsid="0038329e" style:font-size-asian="12pt" style:font-size-complex="12pt"/>
    </style:style>
    <style:style style:name="P18" style:family="paragraph" style:parent-style-name="Table_20_Contents">
      <style:paragraph-properties fo:text-align="center" style:justify-single-word="false" style:shadow="none" style:writing-mode="page"/>
      <style:text-properties fo:font-size="12pt" officeooo:rsid="000c1d68" officeooo:paragraph-rsid="000c1d68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337ab1" officeooo:paragraph-rsid="000ba387" style:font-size-asian="14pt" style:font-size-complex="14pt"/>
    </style:style>
    <style:style style:name="P20" style:family="paragraph" style:parent-style-name="Standard" style:list-style-name="L1">
      <style:text-properties fo:font-size="10pt" officeooo:rsid="003701f2" officeooo:paragraph-rsid="003701f2" style:font-size-asian="10pt" style:font-size-complex="10pt"/>
    </style:style>
    <style:style style:name="P21" style:family="paragraph" style:parent-style-name="Standard" style:list-style-name="L1">
      <style:text-properties fo:font-size="10pt" officeooo:paragraph-rsid="00295675" style:font-size-asian="10pt" style:font-size-complex="10pt"/>
    </style:style>
    <style:style style:name="P22" style:family="paragraph" style:parent-style-name="Standard">
      <style:text-properties fo:font-size="12pt" officeooo:rsid="000ba387" officeooo:paragraph-rsid="000ba387" style:font-size-asian="12pt" style:font-size-complex="12pt"/>
    </style:style>
    <style:style style:name="P23" style:family="paragraph" style:parent-style-name="Standard">
      <style:text-properties fo:font-size="12pt" officeooo:rsid="000ba387" officeooo:paragraph-rsid="003c3fdc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fo:font-size="12pt" officeooo:rsid="000f7376" officeooo:paragraph-rsid="003c517b" style:font-size-asian="12pt" style:font-size-complex="12pt"/>
    </style:style>
    <style:style style:name="T1" style:family="text">
      <style:text-properties officeooo:rsid="000c1d68"/>
    </style:style>
    <style:style style:name="T2" style:family="text">
      <style:text-properties style:text-position="super 58%" officeooo:rsid="000c1d68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0ba387" style:font-size-asian="12pt" style:font-size-complex="12pt"/>
    </style:style>
    <style:style style:name="T5" style:family="text">
      <style:text-properties fo:font-size="12pt" officeooo:rsid="000e7405" style:font-size-asian="12pt" style:font-size-complex="12pt"/>
    </style:style>
    <style:style style:name="T6" style:family="text">
      <style:text-properties fo:font-size="12pt" officeooo:rsid="00337ab1" style:font-size-asian="12pt" style:font-size-complex="12pt"/>
    </style:style>
    <style:style style:name="T7" style:family="text">
      <style:text-properties fo:font-size="12pt" officeooo:rsid="0035184a" style:font-size-asian="12pt" style:font-size-complex="12pt"/>
    </style:style>
    <style:style style:name="T8" style:family="text">
      <style:text-properties fo:font-size="12pt" fo:font-weight="bold" officeooo:rsid="000e7405" style:font-size-asian="12pt" style:font-weight-asian="bold" style:font-size-complex="12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e7405" style:font-weight-asian="bold" style:font-weight-complex="bold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officeooo:rsid="00337ab1"/>
    </style:style>
    <style:style style:name="T13" style:family="text">
      <style:text-properties officeooo:rsid="00186b29"/>
    </style:style>
    <style:style style:name="T14" style:family="text">
      <style:text-properties officeooo:rsid="000ba387"/>
    </style:style>
    <style:style style:name="T15" style:family="text">
      <style:text-properties officeooo:rsid="0035fb39"/>
    </style:style>
    <style:style style:name="T16" style:family="text">
      <style:text-properties officeooo:rsid="0038329e"/>
    </style:style>
    <style:style style:name="fr1" style:family="graphic" style:parent-style-name="Graphics">
      <style:graphic-properties fo:margin-left="0mm" fo:margin-right="0mm" style:vertical-pos="top" style:vertical-rel="baseline" fo:padding="0.02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Πίνακας1" table:style-name="Πίνακας1">
        <table:table-column table:style-name="Πίνακας1.A"/>
        <table:table-column table:style-name="Πίνακας1.B"/>
        <table:table-row>
          <table:table-cell table:style-name="Πίνακας1.A1" office:value-type="string">
            <text:p text:style-name="P11"><draw:frame draw:style-name="fr1" draw:name="Εικόνα1" text:anchor-type="as-char" svg:width="9.53mm" svg:height="9.49mm" draw:z-index="0"><draw:image xlink:href="Pictures/100002010000021A00000210747AC678758E7479.png" xlink:type="simple" xlink:show="embed" xlink:actuate="onLoad"/></draw:frame></text:p>
            <text:p text:style-name="P11">ΕΛΛΗΝΙΚΗ ΔΗΜΟΚΡΑΤΙΑ</text:p>
            <text:p text:style-name="P14"/>
            <text:p text:style-name="P11">ΥΠΟΥΡΓΕΙΟ ΠΑΙΔΕΙΑΣ</text:p>
            <text:p text:style-name="P11">ΕΡΕΥΝΑΣ ΚΑΙ ΘΡΗΣΚΕΥΜΑΤΩΝ</text:p>
            <text:p text:style-name="P11">ΠΕΡΙΦΕΡΕΙΑΚΗ Δ/ΝΣΗ Π/ΘΜΙΑΣ</text:p>
            <text:p text:style-name="P11">ΚΑΙ Δ/ΘΜΙΑΣ ΕΚΠ/ΣΗΣ ΚΡΗΤΗΣ</text:p>
            <text:p text:style-name="P11"/>
            <text:p text:style-name="P11">Δ/ΝΣΗ Δ/ΘΜΙΑΣ ΕΚΠ/ΣΗΣ Ν.ΗΡΑΚΛΕΙΟΥ</text:p>
            <text:p text:style-name="P11">1<text:span text:style-name="T2">ο</text:span> <text:s/>ΕΠΑΓΓΕΛΜΑΤΙΚΟ ΛΥΚΕΙΟ ΜΟΙΡΩΝ</text:p>
          </table:table-cell>
          <table:table-cell table:style-name="Πίνακας1.A1" office:value-type="string">
            <text:p text:style-name="P17"><text:span text:style-name="T15">Μοίρες,</text:span> <text:span text:style-name="T13">[PD]</text:span>/<text:span text:style-name="T13">[PM]/[PY]</text:span></text:p>
            <text:p text:style-name="P15"/>
            <text:p text:style-name="P16">Aριθμός πρωτοκόλλου: <text:span text:style-name="T13">[PNO]</text:span></text:p>
          </table:table-cell>
        </table:table-row>
        <table:table-row>
          <table:table-cell table:style-name="Πίνακας1.A1" office:value-type="string">
            <text:p text:style-name="P13"><text:span text:style-name="T1">Μοίρες, Δήμος Φαιστού, </text:span>τ.κ. 70400</text:p>
            <text:p text:style-name="P12">τηλ. 2892023416, φαξ 2892022100</text:p>
            <text:p text:style-name="P10"><text:a xlink:type="simple" xlink:href="http://1epal-moiron.ira.sch.gr/" text:style-name="Internet_20_link" text:visited-style-name="Visited_20_Internet_20_Link"><text:span text:style-name="T3">http://1epal-moiron.ira.sch.gr</text:span></text:a></text:p>
            <text:p text:style-name="P18">mail@1epal-moiron.ira.sch.gr</text:p>
          </table:table-cell>
          <table:table-cell table:style-name="Πίνακας1.B2" office:value-type="string">
            <text:p text:style-name="P16">Αρίθμ. Απόφασης <text:span text:style-name="T13">[DNO]</text:span>/<text:span text:style-name="T13">[DY]</text:span></text:p>
          </table:table-cell>
        </table:table-row>
      </table:table>
      <text:p text:style-name="P1"/>
      <text:p text:style-name="P2"><text:span text:style-name="T9">Θέμα</text:span>: <text:span text:style-name="T11">Χορήγηση </text:span><text:span text:style-name="T12">ειδικής</text:span><text:span text:style-name="T11"> άδειας </text:span><text:span text:style-name="T12">αιμοδοσίας</text:span></text:p>
      <text:p text:style-name="P19"/>
      <text:p text:style-name="P4">Έχοντας υπόψη </text:p>
      <text:p text:style-name="P4"/>
      <text:list xml:id="list1820851185" text:style-name="L1">
        <text:list-item>
          <text:p text:style-name="P20">Τις <text:s/>διατάξεις των <text:s/>άρθρων <text:s/>2 και 50 παρ. 5 του <text:s/>Ν.3528/07 (ΦΕΚ 26/9.2.2007 τ.Α)</text:p>
        </text:list-item>
        <text:list-item>
          <text:p text:style-name="P20">Τις διατάξεις του Ν. 2986/13-02-2002 (ΦΕΚ 24 τΑ) για την οργάνωση των περιφερειακών υπηρεσιών της Π.Ε. και της Δ.Ε.</text:p>
        </text:list-item>
        <text:list-item>
          <text:p text:style-name="P20">Την ΔΙΔΑΔ/Φ.51/538/12254/14-5-2007 εγκύκλιο του Υπουργείου Εσωτερικών</text:p>
        </text:list-item>
        <text:list-item>
          <text:p text:style-name="P20">Την με αρ.πρωτ. <text:s/>74275/Δ2/10-07-2007 εγκύκλιο του <text:s/>ΥΠ.Π.Δ.Β.Μ.Θ.</text:p>
        </text:list-item>
        <text:list-item>
          <text:p text:style-name="P20">Την τροποποίηση των διατάξεων του άρθρου 50, παρ. 5 και του άρθρου 136, παρ. 4 του Ν. 3528/2007 (ΦΕΚ 26 τΑ) του υπαλληλικού κώδικα από τον Ν. 4210/2013 και την ενσωμάτωση της οδηγίας 2010/18/ΕΕ του Ευρωπαϊκού Συμβουλίου στην Εθνική Νομοθεσία με τις διατάξεις του Κεφαλαίου ΣΤ΄ του Ν. 4075/2012</text:p>
        </text:list-item>
        <text:list-item>
          <text:p text:style-name="P20">Τις με αριθμό Φ.351.5/43/67822/Δ1/05-05-2014 (ΑΔΑ: ΒΙΦΓ9-4ΘΑ) και Φ.351.5/85/162843/Δ1/08-10-2014 εγκύκλιους του Υ.ΠΑΙ.Θ.</text:p>
        </text:list-item>
        <text:list-item>
          <text:p text:style-name="P20">Τη με αριθμό Φ353.1/324/105657/Δ1/08-10-2002 (ΦΕΚ 1340 τ. Β΄ /16-10-2002), <text:s/>Υπουργική Απόφαση (καθήκοντα και αρμοδιότητες Περ/κών Δ/ντών και των Προϊσταμένων Τμημάτων των Δ/νσεων αυτών) όπως συμπληρώθηκε από το εδάφιο κδ’ της υπ. Αριθμ. Φ.353.1/3/102865/Δ1/4-10-2005 Υ.Α</text:p>
        </text:list-item>
        <text:list-item>
          <text:p text:style-name="P20">Τη με αριθμό Φ353.1/26/153324/Δ1/25-09-2014 (ΦΕΚ 2648 <text:s/>τ. Β΄ /07-10-2014), <text:s/>Υπουργική Απόφαση (καθήκοντα και αρμοδιότητες Διευθυντών Σχολικών Μονάδων) με την οποία τροποποιείται η με αριθμό Φ353.1/324/105657/Δ1/08-10-2002 (ΦΕΚ 1340 τ. Β΄/16-10-2002) Υπουργική Απόφαση <text:s text:c="5"/></text:p>
        </text:list-item>
        <text:list-item>
          <text:p text:style-name="P21"><text:span text:style-name="T14">Την από </text:span><text:span text:style-name="T10">[DATE_OF_REQUEST]</text:span><text:span text:style-name="T14"> και με αριθμ. πρωτ. </text:span><text:span text:style-name="T10">[PROTOCOL_OF_REQUEST]</text:span><text:span text:style-name="T14"> αίτηση [TOY] </text:span><text:span text:style-name="T9">[LAST_NAME_GEN] [FIRST_NAME_GEN]</text:span><text:span text:style-name="T14"> του </text:span><text:span text:style-name="T10">[FATHER_NAME_GEN]</text:span><text:span text:style-name="T14">, εκπαιδευτικού λειτουργού κλάδου </text:span><text:span text:style-name="T10">[SPECIALTY]</text:span><text:span text:style-name="T14">. <text:s/></text:span></text:p>
        </text:list-item>
      </text:list>
      <text:p text:style-name="P7"><text:s text:c="6"/>[EXTRA_DOCUMENT_1]</text:p>
      <text:p text:style-name="P7"><text:s text:c="6"/>[EXTRA_DOCUMENT_2]</text:p>
      <text:p text:style-name="P7"><text:s text:c="6"/>[EXTRA_DOCUMENT_3]</text:p>
      <text:p text:style-name="P7"><text:s text:c="6"/>[EXTRA_DOCUMENT_4]</text:p>
      <text:p text:style-name="P3">ΑΠΟΦΑΣΙΖΟΥΜΕ</text:p>
      <text:p text:style-name="P4"/>
      <text:p text:style-name="P8"><text:span text:style-name="T4">Χορηγούμε </text:span><text:span text:style-name="T5">[STON]</text:span><text:span text:style-name="T4"> </text:span><text:span text:style-name="T9">[LAST_NAME_AIT] [FIRST_NAME_AIT]</text:span><text:span text:style-name="T4"> του </text:span><text:span text:style-name="T8">[FATHER_NAME_GEN],</text:span><text:span text:style-name="T4"> εκπαιδευτικ</text:span><text:span text:style-name="T7">ό</text:span><text:span text:style-name="T4"> κλάδου </text:span><text:span text:style-name="T8">[SPECIALTY]</text:span><text:span text:style-name="T4">, </text:span><text:span text:style-name="T8">[DAYS_DURATION]</text:span><text:span text:style-name="T4"> </text:span><text:span text:style-name="T6">ειδική</text:span><text:span text:style-name="T4"> άδεια απουσίας </text:span><text:span text:style-name="T6">λόγω ΑΙΜΟΔΟΣΙΑΣ </text:span><text:span text:style-name="T4">με αποδοχές από </text:span><text:span text:style-name="T8">[STARTING_DATE]</text:span><text:span text:style-name="T4"> έως και </text:span><text:span text:style-name="T8">[ENDING_DATE]</text:span><text:span text:style-name="T4"> για τους λόγους που αναφέρονται στην αίτησή </text:span><text:span text:style-name="T5">[TOY]</text:span><text:span text:style-name="T4">. </text:span></text:p>
      <text:p text:style-name="P23"><text:tab/></text:p>
      <table:table table:name="Πίνακας2" table:style-name="Πίνακας2">
        <table:table-column table:style-name="Πίνακας2.A"/>
        <table:table-column table:style-name="Πίνακας2.B"/>
        <table:table-row>
          <table:table-cell table:style-name="Πίνακας2.A1" office:value-type="string">
            <text:p text:style-name="P5"/>
          </table:table-cell>
          <table:table-cell table:style-name="Πίνακας2.A1" office:value-type="string">
            <text:p text:style-name="P24">[MANAGER]</text:p>
            <text:p text:style-name="P6"/>
          </table:table-cell>
        </table:table-row>
        <table:table-row>
          <table:table-cell table:style-name="Πίνακας2.A1" office:value-type="string">
            <text:p text:style-name="P5"/>
          </table:table-cell>
          <table:table-cell table:style-name="Πίνακας2.B2" office:value-type="string">
            <text:p text:style-name="P9"/>
            <text:p text:style-name="P9">[MANAGER_FULL_NAME]</text:p>
          </table:table-cell>
        </table:table-row>
      </table:table>
      <text:p text:style-name="P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20mm" style:writing-mode="page"/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Ιωάννης Χαριτάκης</meta:initial-creator>
    <meta:creation-date>2017-10-03T20:23:18.461144766</meta:creation-date>
    <dc:date>2017-12-20T10:35:48.596179360</dc:date>
    <dc:creator>Ιωάννης Χαριτάκης</dc:creator>
    <meta:editing-duration>PT55M53S</meta:editing-duration>
    <meta:editing-cycles>28</meta:editing-cycles>
    <meta:generator>LibreOffice/5.3.7.2.0$Linux_X86_64 LibreOffice_project/30m0$Build-2</meta:generator>
    <meta:printed-by>Ιωάννης Χαριτάκης</meta:printed-by>
    <meta:print-date>2017-10-03T20:52:47.665303386</meta:print-date>
    <meta:document-statistic meta:table-count="2" meta:image-count="1" meta:object-count="0" meta:page-count="2" meta:paragraph-count="35" meta:word-count="283" meta:character-count="2315" meta:non-whitespace-character-count="2029"/>
  </office:meta>
</office:document-meta>
</file>